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style:style>
    <style:style style:name="T21" style:family="text">
      <style:text-properties style:use-window-font-color="true" style:text-underline-style="none" fo:font-weight="bold" style:font-weight-asian="bold" style:font-weight-complex="bold"/>
    </style:style>
    <style:style style:name="T22" style:family="text">
      <style:text-properties style:use-window-font-color="true" style:text-underline-style="none" fo:font-weight="bold" style:language-asian="zh" style:country-asian="TW" style:font-weight-asian="bold" style:font-weight-complex="bold"/>
    </style:style>
    <style:style style:name="T23" style:family="text">
      <style:text-properties style:use-window-font-color="true" style:text-underline-style="none" style:language-asian="zh" style:country-asian="TW"/>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font-name="Courier New1" style:text-underline-style="none" style:language-asian="zh" style:country-asian="TW"/>
    </style:style>
    <style:style style:name="T26" style:family="text">
      <style:text-properties style:language-asian="ja" style:country-asian="JP"/>
    </style:style>
    <style:style style:name="T27" style:family="text">
      <style:text-properties style:use-window-font-color="true" style:text-underline-style="none" style:language-asian="zh" style:country-asian="TW"/>
    </style:style>
    <style:style style:name="T28" style:family="text">
      <style:text-properties style:language-asian="zh" style:country-asian="TW"/>
    </style:style>
    <style:style style:name="T29"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0.6</text:p>
      <text:p text:style-name="P5"/>
      <text:p text:style-name="P6">June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6.tar.gz</text:p>
            <text:p text:style-name="P24">zk-bin-std-3.0.6.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6.tar.gz</text:p>
            <text:p text:style-name="P24">zk-bin-prof-3.0.6.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6.tar.gz</text:p>
            <text:p text:style-name="P24">zk-bin-3.0.6.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6.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6.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6.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6.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6.zip</text:span> or <text:span text:style-name="T8">zk-bin-3.0.6.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6.zip</text:span> or <text:span text:style-name="T8">zk-bin-3.0.6.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6.zip</text:span> or <text:span text:style-name="T8">zk-bin-3.0.6.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span text:style-name="T20"> depending on the configuration of your Web server. </text:span></text:p>
      <text:p text:style-name="Tip"><text:span text:style-name="T21">Not</text:span><text:span text:style-name="T22">e</text:span><text:span text:style-name="T23">: Tomcat 6.x, by default, doesn't load any classes from the </text:span><text:span text:style-name="T24">shared/lib</text:span><text:span text:style-name="T23"> directory. To enable it, you have to specify the following in the </text:span><text:span text:style-name="T24">conf/catalina.properties</text:span><text:span text:style-name="T23"> file:</text:span></text:p>
      <text:p text:style-name="Tip"><text:a xlink:type="simple" xlink:href="" text:style-name="Internet_20_link"><text:span text:style-name="T25"><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6">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6.zip</text:span> or <text:span text:style-name="T8">zk-bin-3.0.6.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7"> </text:span></text:a><text:a xlink:type="simple" xlink:href="http://localhost/zkdemo/userguide"><text:span text:style-name="T25">http://localhost:8080/zkdemo/userguide</text:span></text:a><text:a xlink:type="simple" xlink:href="http://localhost/zkdemo/userguide"><text:span text:style-name="T27">,</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6.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6.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7</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8">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8">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8">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8">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6.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6.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9">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3</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6-16T19:34:44</dc:date>
    <dc:language>en-US</dc:language>
    <meta:editing-cycles>1115</meta:editing-cycles>
    <meta:editing-duration>P3DT23H45M16S</meta:editing-duration>
    <meta:user-defined meta:name="Info 1"/>
    <meta:user-defined meta:name="Info 2"/>
    <meta:user-defined meta:name="Info 3"/>
    <meta:user-defined meta:name="Info 4"/>
    <meta:document-statistic meta:table-count="5" meta:image-count="2" meta:object-count="0" meta:page-count="16" meta:paragraph-count="315" meta:word-count="2667" meta:character-count="16809"/>
  </office:meta>
</office:document-meta>
</file>